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125c5e" officeooo:paragraph-rsid="00125c5e"/>
    </style:style>
    <style:style style:name="P2" style:family="paragraph" style:parent-style-name="Preformatted_20_Text">
      <style:text-properties officeooo:rsid="00125c5e" officeooo:paragraph-rsid="00143d00"/>
    </style:style>
    <style:style style:name="P3" style:family="paragraph" style:parent-style-name="Preformatted_20_Text">
      <style:text-properties officeooo:rsid="00125c5e" officeooo:paragraph-rsid="00159907"/>
    </style:style>
    <style:style style:name="P4" style:family="paragraph" style:parent-style-name="Preformatted_20_Text">
      <style:text-properties officeooo:rsid="00125c5e" officeooo:paragraph-rsid="00170af6"/>
    </style:style>
    <style:style style:name="P5" style:family="paragraph" style:parent-style-name="Preformatted_20_Text">
      <style:text-properties officeooo:rsid="00125c5e" officeooo:paragraph-rsid="001bbbf4"/>
    </style:style>
    <style:style style:name="P6" style:family="paragraph" style:parent-style-name="Preformatted_20_Text">
      <style:text-properties officeooo:rsid="00125c5e" officeooo:paragraph-rsid="001eed8b"/>
    </style:style>
    <style:style style:name="P7" style:family="paragraph" style:parent-style-name="Preformatted_20_Text">
      <style:text-properties officeooo:rsid="00125c5e" officeooo:paragraph-rsid="00266740"/>
    </style:style>
    <style:style style:name="P8" style:family="paragraph" style:parent-style-name="Preformatted_20_Text">
      <style:text-properties officeooo:rsid="00125c5e" officeooo:paragraph-rsid="0028c77d"/>
    </style:style>
    <style:style style:name="P9" style:family="paragraph" style:parent-style-name="Preformatted_20_Text">
      <style:text-properties officeooo:rsid="00125c5e" officeooo:paragraph-rsid="002f1301"/>
    </style:style>
    <style:style style:name="P10" style:family="paragraph" style:parent-style-name="Preformatted_20_Text">
      <style:text-properties officeooo:rsid="00125c5e" officeooo:paragraph-rsid="00763f52"/>
    </style:style>
    <style:style style:name="P11" style:family="paragraph" style:parent-style-name="Preformatted_20_Text">
      <style:text-properties officeooo:rsid="0053e7ce" officeooo:paragraph-rsid="0053e7ce"/>
    </style:style>
    <style:style style:name="P12" style:family="paragraph" style:parent-style-name="Preformatted_20_Text">
      <style:text-properties officeooo:rsid="0053e7ce" officeooo:paragraph-rsid="005b6cce"/>
    </style:style>
    <style:style style:name="P13" style:family="paragraph" style:parent-style-name="Preformatted_20_Text">
      <style:text-properties officeooo:rsid="0053e7ce" officeooo:paragraph-rsid="006740bf"/>
    </style:style>
    <style:style style:name="P14" style:family="paragraph" style:parent-style-name="Preformatted_20_Text">
      <style:text-properties officeooo:rsid="0053e7ce" officeooo:paragraph-rsid="00676f8f"/>
    </style:style>
    <style:style style:name="P15" style:family="paragraph" style:parent-style-name="Preformatted_20_Text">
      <style:text-properties fo:font-weight="normal" officeooo:rsid="00125c5e" officeooo:paragraph-rsid="00125c5e" style:font-weight-asian="normal" style:font-weight-complex="normal"/>
    </style:style>
    <style:style style:name="P16" style:family="paragraph" style:parent-style-name="Preformatted_20_Text">
      <style:text-properties fo:font-weight="normal" officeooo:rsid="00125c5e" officeooo:paragraph-rsid="00143d00" style:font-weight-asian="normal" style:font-weight-complex="normal"/>
    </style:style>
    <style:style style:name="P17" style:family="paragraph" style:parent-style-name="Preformatted_20_Text">
      <style:text-properties officeooo:rsid="008e59d7" officeooo:paragraph-rsid="008e59d7"/>
    </style:style>
    <style:style style:name="P18" style:family="paragraph" style:parent-style-name="Preformatted_20_Text">
      <style:text-properties officeooo:rsid="009e4f17" officeooo:paragraph-rsid="009e4f17"/>
    </style:style>
    <style:style style:name="P19" style:family="paragraph" style:parent-style-name="Preformatted_20_Text">
      <style:text-properties officeooo:rsid="00a33fe3" officeooo:paragraph-rsid="00a33fe3"/>
    </style:style>
    <style:style style:name="P20" style:family="paragraph" style:parent-style-name="Heading_20_1">
      <style:text-properties officeooo:paragraph-rsid="003d375d"/>
    </style:style>
    <style:style style:name="P21" style:family="paragraph" style:parent-style-name="Heading_20_1">
      <style:text-properties officeooo:rsid="0053e7ce" officeooo:paragraph-rsid="0053e7ce"/>
    </style:style>
    <style:style style:name="T1" style:family="text">
      <style:text-properties officeooo:rsid="00143d00"/>
    </style:style>
    <style:style style:name="T2" style:family="text">
      <style:text-properties officeooo:rsid="00149920"/>
    </style:style>
    <style:style style:name="T3" style:family="text">
      <style:text-properties officeooo:rsid="001551f3"/>
    </style:style>
    <style:style style:name="T4" style:family="text">
      <style:text-properties officeooo:rsid="00159907"/>
    </style:style>
    <style:style style:name="T5" style:family="text">
      <style:text-properties officeooo:rsid="0016c03d"/>
    </style:style>
    <style:style style:name="T6" style:family="text">
      <style:text-properties officeooo:rsid="00170af6"/>
    </style:style>
    <style:style style:name="T7" style:family="text">
      <style:text-properties officeooo:rsid="0018067c"/>
    </style:style>
    <style:style style:name="T8" style:family="text">
      <style:text-properties officeooo:rsid="0019f541"/>
    </style:style>
    <style:style style:name="T9" style:family="text">
      <style:text-properties officeooo:rsid="001a16c0"/>
    </style:style>
    <style:style style:name="T10" style:family="text">
      <style:text-properties officeooo:rsid="001bbbf4"/>
    </style:style>
    <style:style style:name="T11" style:family="text">
      <style:text-properties officeooo:rsid="001da694"/>
    </style:style>
    <style:style style:name="T12" style:family="text">
      <style:text-properties officeooo:rsid="001ea556"/>
    </style:style>
    <style:style style:name="T13" style:family="text">
      <style:text-properties officeooo:rsid="001ede3a"/>
    </style:style>
    <style:style style:name="T14" style:family="text">
      <style:text-properties officeooo:rsid="001eed8b"/>
    </style:style>
    <style:style style:name="T15" style:family="text">
      <style:text-properties officeooo:rsid="001f45b7"/>
    </style:style>
    <style:style style:name="T16" style:family="text">
      <style:text-properties officeooo:rsid="0020cb7b"/>
    </style:style>
    <style:style style:name="T17" style:family="text">
      <style:text-properties officeooo:rsid="0022b4f1"/>
    </style:style>
    <style:style style:name="T18" style:family="text">
      <style:text-properties officeooo:rsid="0023d145"/>
    </style:style>
    <style:style style:name="T19" style:family="text">
      <style:text-properties officeooo:rsid="002581cc"/>
    </style:style>
    <style:style style:name="T20" style:family="text">
      <style:text-properties officeooo:rsid="0025d139"/>
    </style:style>
    <style:style style:name="T21" style:family="text">
      <style:text-properties officeooo:rsid="00266740"/>
    </style:style>
    <style:style style:name="T22" style:family="text">
      <style:text-properties officeooo:rsid="00272354"/>
    </style:style>
    <style:style style:name="T23" style:family="text">
      <style:text-properties officeooo:rsid="0027c080"/>
    </style:style>
    <style:style style:name="T24" style:family="text">
      <style:text-properties officeooo:rsid="0028c77d"/>
    </style:style>
    <style:style style:name="T25" style:family="text">
      <style:text-properties officeooo:rsid="002929de"/>
    </style:style>
    <style:style style:name="T26" style:family="text">
      <style:text-properties officeooo:rsid="002a327b"/>
    </style:style>
    <style:style style:name="T27" style:family="text">
      <style:text-properties officeooo:rsid="002c0d97"/>
    </style:style>
    <style:style style:name="T28" style:family="text">
      <style:text-properties officeooo:rsid="002c98a7"/>
    </style:style>
    <style:style style:name="T29" style:family="text">
      <style:text-properties officeooo:rsid="002d990a"/>
    </style:style>
    <style:style style:name="T30" style:family="text">
      <style:text-properties officeooo:rsid="002f1301"/>
    </style:style>
    <style:style style:name="T31" style:family="text">
      <style:text-properties officeooo:rsid="00307b95"/>
    </style:style>
    <style:style style:name="T32" style:family="text">
      <style:text-properties officeooo:rsid="00321418"/>
    </style:style>
    <style:style style:name="T33" style:family="text">
      <style:text-properties officeooo:rsid="0033585b"/>
    </style:style>
    <style:style style:name="T34" style:family="text">
      <style:text-properties officeooo:rsid="00336f09"/>
    </style:style>
    <style:style style:name="T35" style:family="text">
      <style:text-properties officeooo:rsid="0034f179"/>
    </style:style>
    <style:style style:name="T36" style:family="text">
      <style:text-properties officeooo:rsid="00362340"/>
    </style:style>
    <style:style style:name="T37" style:family="text">
      <style:text-properties officeooo:rsid="0037a52a"/>
    </style:style>
    <style:style style:name="T38" style:family="text">
      <style:text-properties officeooo:rsid="0038e795"/>
    </style:style>
    <style:style style:name="T39" style:family="text">
      <style:text-properties officeooo:rsid="003a694b"/>
    </style:style>
    <style:style style:name="T40" style:family="text">
      <style:text-properties officeooo:rsid="003d375d"/>
    </style:style>
    <style:style style:name="T41" style:family="text">
      <style:text-properties officeooo:rsid="0045125c"/>
    </style:style>
    <style:style style:name="T42" style:family="text">
      <style:text-properties officeooo:rsid="0047516a"/>
    </style:style>
    <style:style style:name="T43" style:family="text">
      <style:text-properties officeooo:rsid="0047e0d8"/>
    </style:style>
    <style:style style:name="T44" style:family="text">
      <style:text-properties officeooo:rsid="00489b20"/>
    </style:style>
    <style:style style:name="T45" style:family="text">
      <style:text-properties officeooo:rsid="004a4138"/>
    </style:style>
    <style:style style:name="T46" style:family="text">
      <style:text-properties officeooo:rsid="004b306a"/>
    </style:style>
    <style:style style:name="T47" style:family="text">
      <style:text-properties officeooo:rsid="004bfbbe"/>
    </style:style>
    <style:style style:name="T48" style:family="text">
      <style:text-properties officeooo:rsid="004c626f"/>
    </style:style>
    <style:style style:name="T49" style:family="text">
      <style:text-properties officeooo:rsid="004cf7c7"/>
    </style:style>
    <style:style style:name="T50" style:family="text">
      <style:text-properties officeooo:rsid="0055da59"/>
    </style:style>
    <style:style style:name="T51" style:family="text">
      <style:text-properties officeooo:rsid="0056b955"/>
    </style:style>
    <style:style style:name="T52" style:family="text">
      <style:text-properties officeooo:rsid="00584977"/>
    </style:style>
    <style:style style:name="T53" style:family="text">
      <style:text-properties officeooo:rsid="0058b196"/>
    </style:style>
    <style:style style:name="T54" style:family="text">
      <style:text-properties officeooo:rsid="0058fa23"/>
    </style:style>
    <style:style style:name="T55" style:family="text">
      <style:text-properties officeooo:rsid="005ab0ea"/>
    </style:style>
    <style:style style:name="T56" style:family="text">
      <style:text-properties officeooo:rsid="005b6cce"/>
    </style:style>
    <style:style style:name="T57" style:family="text">
      <style:text-properties officeooo:rsid="005cbddc"/>
    </style:style>
    <style:style style:name="T58" style:family="text">
      <style:text-properties officeooo:rsid="005d2d98"/>
    </style:style>
    <style:style style:name="T59" style:family="text">
      <style:text-properties officeooo:rsid="005d8fa4"/>
    </style:style>
    <style:style style:name="T60" style:family="text">
      <style:text-properties officeooo:rsid="005e5e16"/>
    </style:style>
    <style:style style:name="T61" style:family="text">
      <style:text-properties officeooo:rsid="005f8fd5"/>
    </style:style>
    <style:style style:name="T62" style:family="text">
      <style:text-properties officeooo:rsid="00609767"/>
    </style:style>
    <style:style style:name="T63" style:family="text">
      <style:text-properties officeooo:rsid="0061fce1"/>
    </style:style>
    <style:style style:name="T64" style:family="text">
      <style:text-properties officeooo:rsid="0062eb3e"/>
    </style:style>
    <style:style style:name="T65" style:family="text">
      <style:text-properties officeooo:rsid="00636cd7"/>
    </style:style>
    <style:style style:name="T66" style:family="text">
      <style:text-properties officeooo:rsid="00638f51"/>
    </style:style>
    <style:style style:name="T67" style:family="text">
      <style:text-properties officeooo:rsid="0063ef4b"/>
    </style:style>
    <style:style style:name="T68" style:family="text">
      <style:text-properties officeooo:rsid="0065c940"/>
    </style:style>
    <style:style style:name="T69" style:family="text">
      <style:text-properties officeooo:rsid="006740bf"/>
    </style:style>
    <style:style style:name="T70" style:family="text">
      <style:text-properties officeooo:rsid="00695ad8"/>
    </style:style>
    <style:style style:name="T71" style:family="text">
      <style:text-properties officeooo:rsid="006a9575"/>
    </style:style>
    <style:style style:name="T72" style:family="text">
      <style:text-properties officeooo:rsid="006b0701"/>
    </style:style>
    <style:style style:name="T73" style:family="text">
      <style:text-properties officeooo:rsid="007122d5"/>
    </style:style>
    <style:style style:name="T74" style:family="text">
      <style:text-properties officeooo:rsid="00728402"/>
    </style:style>
    <style:style style:name="T75" style:family="text">
      <style:text-properties officeooo:rsid="00732b6d"/>
    </style:style>
    <style:style style:name="T76" style:family="text">
      <style:text-properties officeooo:rsid="0073731a"/>
    </style:style>
    <style:style style:name="T77" style:family="text">
      <style:text-properties officeooo:rsid="007475b4"/>
    </style:style>
    <style:style style:name="T78" style:family="text">
      <style:text-properties officeooo:rsid="00763f52"/>
    </style:style>
    <style:style style:name="T79" style:family="text">
      <style:text-properties officeooo:rsid="0077ea43"/>
    </style:style>
    <style:style style:name="T80" style:family="text">
      <style:text-properties officeooo:rsid="007804ed"/>
    </style:style>
    <style:style style:name="T81" style:family="text">
      <style:text-properties officeooo:rsid="00789f4a"/>
    </style:style>
    <style:style style:name="T82" style:family="text">
      <style:text-properties officeooo:rsid="007a97d8"/>
    </style:style>
    <style:style style:name="T83" style:family="text">
      <style:text-properties officeooo:rsid="007d163d"/>
    </style:style>
    <style:style style:name="T84" style:family="text">
      <style:text-properties officeooo:rsid="007ed5a8"/>
    </style:style>
    <style:style style:name="T85" style:family="text">
      <style:text-properties officeooo:rsid="007fb39a"/>
    </style:style>
    <style:style style:name="T86" style:family="text">
      <style:text-properties officeooo:rsid="0080ea53"/>
    </style:style>
    <style:style style:name="T87" style:family="text">
      <style:text-properties officeooo:rsid="0082a086"/>
    </style:style>
    <style:style style:name="T88" style:family="text">
      <style:text-properties officeooo:rsid="0083068d"/>
    </style:style>
    <style:style style:name="T89" style:family="text">
      <style:text-properties officeooo:rsid="0084d952"/>
    </style:style>
    <style:style style:name="T90" style:family="text">
      <style:text-properties officeooo:rsid="0085cafe"/>
    </style:style>
    <style:style style:name="T91" style:family="text">
      <style:text-properties officeooo:rsid="008702dd"/>
    </style:style>
    <style:style style:name="T92" style:family="text">
      <style:text-properties officeooo:rsid="00886943"/>
    </style:style>
    <style:style style:name="T93" style:family="text">
      <style:text-properties officeooo:rsid="008b3a71"/>
    </style:style>
    <style:style style:name="T94" style:family="text">
      <style:text-properties officeooo:rsid="008f1fb8"/>
    </style:style>
    <style:style style:name="T95" style:family="text">
      <style:text-properties officeooo:rsid="00a1706f"/>
    </style:style>
    <style:style style:name="T96" style:family="text">
      <style:text-properties officeooo:rsid="00a20553"/>
    </style:style>
    <style:style style:name="T97" style:family="text">
      <style:text-properties officeooo:rsid="00a33fe3"/>
    </style:style>
    <style:style style:name="T98" style:family="text">
      <style:text-properties officeooo:rsid="00a348e2"/>
    </style:style>
    <style:style style:name="T99" style:family="text">
      <style:text-properties officeooo:rsid="00a5420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Knowledge check Nr1</text:h>
      <text:p text:style-name="P19">1=null</text:p>
      <text:p text:style-name="P1"><text:span text:style-name="T97">2</text:span>=b</text:p>
      <text:p text:style-name="P1"><text:span text:style-name="T97">3</text:span>=cab</text:p>
      <text:p text:style-name="P1"><text:span text:style-name="T97">4</text:span>=a</text:p>
      <text:p text:style-name="P1"><text:span text:style-name="T97">5</text:span>=true</text:p>
      <text:p text:style-name="P1">6=true</text:p>
      <text:p text:style-name="P1"><text:span text:style-name="T98">7</text:span>=true</text:p>
      <text:p text:style-name="P1"><text:span text:style-name="T98">8</text:span>=<text:span text:style-name="T87">true</text:span></text:p>
      <text:p text:style-name="P1"><text:span text:style-name="T98">9</text:span>=false</text:p>
      <text:p text:style-name="P1">1<text:span text:style-name="T98">0</text:span>=true</text:p>
      <text:p text:style-name="P19"><text:span text:style-name="T98">11</text:span>=bd</text:p>
      <text:p text:style-name="P1">12=d</text:p>
      <text:p text:style-name="P15">13=c</text:p>
      <text:p text:style-name="P15">14=<text:span text:style-name="T89">a</text:span></text:p>
      <text:p text:style-name="P15">15=<text:span text:style-name="T90">b</text:span></text:p>
      <text:p text:style-name="P15">16=<text:span text:style-name="T91">abd</text:span></text:p>
      <text:p text:style-name="P15">17=<text:span text:style-name="T92">true</text:span></text:p>
      <text:p text:style-name="P15">18=<text:span text:style-name="T98">true</text:span></text:p>
      <text:p text:style-name="P15">19=<text:span text:style-name="T92">true</text:span></text:p>
      <text:p text:style-name="P15">20=<text:span text:style-name="T92">true</text:span></text:p>
      <text:p text:style-name="P1"/>
      <text:h text:style-name="Heading_20_1" text:outline-level="1">Knowledge check Nr<text:span text:style-name="T1">2</text:span></text:h>
      <text:p text:style-name="P2">1=<text:span text:style-name="T1">cbda</text:span></text:p>
      <text:p text:style-name="P2">2=<text:span text:style-name="T1">false</text:span></text:p>
      <text:p text:style-name="P2">3=<text:span text:style-name="T1">false</text:span></text:p>
      <text:p text:style-name="P2">4=<text:span text:style-name="T3">true</text:span></text:p>
      <text:p text:style-name="P2">5=<text:span text:style-name="T3">false</text:span></text:p>
      <text:p text:style-name="P2">6=<text:span text:style-name="T76">true</text:span></text:p>
      <text:p text:style-name="P2">7=<text:span text:style-name="T3">true</text:span></text:p>
      <text:p text:style-name="P2">8=<text:span text:style-name="T3">false</text:span></text:p>
      <text:p text:style-name="P2">9=<text:span text:style-name="T1">c</text:span></text:p>
      <text:p text:style-name="P2">10=<text:span text:style-name="T45">c</text:span></text:p>
      <text:p text:style-name="P2">11=<text:span text:style-name="T46">a</text:span></text:p>
      <text:p text:style-name="P2">12=<text:span text:style-name="T1">b</text:span></text:p>
      <text:p text:style-name="P2">13=<text:span text:style-name="T1">d</text:span></text:p>
      <text:p text:style-name="P2">14=<text:span text:style-name="T36">c</text:span></text:p>
      <text:p text:style-name="P2">15=<text:span text:style-name="T1">a</text:span></text:p>
      <text:p text:style-name="P2">16=<text:span text:style-name="T2">b</text:span></text:p>
      <text:p text:style-name="P2">17=<text:span text:style-name="T2">b</text:span></text:p>
      <text:p text:style-name="P2">18=<text:span text:style-name="T2">b</text:span></text:p>
      <text:p text:style-name="P16">19=<text:span text:style-name="T7">c</text:span></text:p>
      <text:p text:style-name="P16">20=<text:span text:style-name="T93">a</text:span></text:p>
      <text:p text:style-name="P1"/>
      <text:p text:style-name="P1"/>
      <text:h text:style-name="Heading_20_1" text:outline-level="1">Knowledge check Nr<text:span text:style-name="T4">3</text:span></text:h>
      <text:p text:style-name="P3">1=<text:span text:style-name="T5">a</text:span></text:p>
      <text:p text:style-name="P3">2=<text:span text:style-name="T5">a</text:span></text:p>
      <text:p text:style-name="P3">3=<text:span text:style-name="T5">b</text:span></text:p>
      <text:p text:style-name="P3">4=<text:span text:style-name="T5">true</text:span></text:p>
      <text:p text:style-name="P3">5=<text:span text:style-name="T77">true</text:span></text:p>
      <text:p text:style-name="P3">6=<text:span text:style-name="T77">true</text:span></text:p>
      <text:p text:style-name="P3">7=<text:span text:style-name="T5">false</text:span></text:p>
      <text:p text:style-name="P3">8=<text:span text:style-name="T5">false</text:span></text:p>
      <text:p text:style-name="P3">9=<text:span text:style-name="T5">true</text:span></text:p>
      <text:p text:style-name="P3">10=<text:span text:style-name="T5">true</text:span></text:p>
      <text:p text:style-name="P17">11=true</text:p>
      <text:p text:style-name="P3">12=<text:span text:style-name="T94">false</text:span></text:p>
      <text:p text:style-name="P3">13=<text:span text:style-name="T77">false</text:span></text:p>
      <text:p text:style-name="P3">14=<text:span text:style-name="T94">true</text:span></text:p>
      <text:p text:style-name="P3">15=<text:span text:style-name="T94">false</text:span></text:p>
      <text:p text:style-name="P3">16=<text:span text:style-name="T94">true</text:span></text:p>
      <text:p text:style-name="P3">17=<text:span text:style-name="T94">cab</text:span></text:p>
      <text:p text:style-name="P3">18=<text:span text:style-name="T37">c</text:span></text:p>
      <text:p text:style-name="P3">19=<text:span text:style-name="T5">a</text:span></text:p>
      <text:p text:style-name="P3">20=<text:span text:style-name="T41">c</text:span></text:p>
      <text:p text:style-name="P1"/>
      <text:p text:style-name="P1"/>
      <text:p text:style-name="P1"/>
      <text:h text:style-name="Heading_20_1" text:outline-level="1">Knowledge check Nr<text:span text:style-name="T6">4</text:span></text:h>
      <text:p text:style-name="P4">1=<text:span text:style-name="T9">ba</text:span></text:p>
      <text:p text:style-name="P4">2=<text:span text:style-name="T6">true</text:span></text:p>
      <text:p text:style-name="P4">3=<text:span text:style-name="T6">false</text:span></text:p>
      <text:p text:style-name="P4">4=<text:span text:style-name="T47">d</text:span></text:p>
      <text:p text:style-name="P4">5=<text:span text:style-name="T34">c</text:span></text:p>
      <text:p text:style-name="P4">6=<text:span text:style-name="T6">b</text:span></text:p>
      <text:p text:style-name="P4">7=<text:span text:style-name="T8">true</text:span></text:p>
      <text:p text:style-name="P4">8=<text:span text:style-name="T48">true</text:span></text:p>
      <text:p text:style-name="P4">9=<text:span text:style-name="T88">false</text:span></text:p>
      <text:p text:style-name="P4">10=<text:span text:style-name="T8">b</text:span></text:p>
      <text:p text:style-name="P4">11=<text:span text:style-name="T8">c</text:span></text:p>
      <text:p text:style-name="P4">12=<text:span text:style-name="T8">cab</text:span></text:p>
      <text:p text:style-name="P4">13=<text:span text:style-name="T8">bac</text:span></text:p>
      <text:p text:style-name="P4">14=<text:span text:style-name="T8">c</text:span></text:p>
      <text:p text:style-name="P4">15=<text:span text:style-name="T8">b</text:span></text:p>
      <text:p text:style-name="P4">16=<text:span text:style-name="T8">false</text:span></text:p>
      <text:p text:style-name="P4">17=<text:span text:style-name="T8">true</text:span></text:p>
      <text:p text:style-name="P4">18=<text:span text:style-name="T8">false</text:span></text:p>
      <text:p text:style-name="P4">19=<text:span text:style-name="T9">c</text:span></text:p>
      <text:p text:style-name="P4">20=<text:span text:style-name="T9">b</text:span></text:p>
      <text:p text:style-name="P4"/>
      <text:p text:style-name="P5"/>
      <text:p text:style-name="P5"/>
      <text:h text:style-name="Heading_20_1" text:outline-level="1">Knowledge check Nr<text:span text:style-name="T10">5</text:span></text:h>
      <text:p text:style-name="P5">1=<text:span text:style-name="T10">badc</text:span></text:p>
      <text:p text:style-name="P5">2=<text:span text:style-name="T10">false</text:span></text:p>
      <text:p text:style-name="P5">3=<text:span text:style-name="T38">true</text:span></text:p>
      <text:p text:style-name="P5">4=<text:span text:style-name="T12">true</text:span></text:p>
      <text:p text:style-name="P5">5=<text:span text:style-name="T10">true</text:span></text:p>
      <text:p text:style-name="P5">6=<text:span text:style-name="T11">true</text:span></text:p>
      <text:p text:style-name="P5">7=<text:span text:style-name="T83">b</text:span></text:p>
      <text:p text:style-name="P5">8=<text:span text:style-name="T34">a</text:span></text:p>
      <text:p text:style-name="P5">9=<text:span text:style-name="T12">c</text:span></text:p>
      <text:p text:style-name="P5">10=<text:span text:style-name="T12">c</text:span></text:p>
      <text:p text:style-name="P5">11=<text:span text:style-name="T12">false</text:span></text:p>
      <text:p text:style-name="P5">12=<text:span text:style-name="T34">false</text:span></text:p>
      <text:p text:style-name="P5">13=<text:span text:style-name="T12">true</text:span></text:p>
      <text:p text:style-name="P5">14=<text:span text:style-name="T12">false</text:span></text:p>
      <text:p text:style-name="P5">15=<text:span text:style-name="T12">false</text:span></text:p>
      <text:p text:style-name="P5">16=<text:span text:style-name="T12">a</text:span></text:p>
      <text:p text:style-name="P5">17=<text:span text:style-name="T13">b</text:span></text:p>
      <text:p text:style-name="P5">18=<text:span text:style-name="T13">a</text:span></text:p>
      <text:p text:style-name="P5">19=<text:span text:style-name="T42">b</text:span></text:p>
      <text:p text:style-name="P5">20=<text:span text:style-name="T13">b</text:span></text:p>
      <text:p text:style-name="P5"/>
      <text:p text:style-name="P5"/>
      <text:h text:style-name="Heading_20_1" text:outline-level="1">Knowledge check Nr<text:span text:style-name="T14">6</text:span></text:h>
      <text:p text:style-name="P6">1=<text:span text:style-name="T14">d</text:span></text:p>
      <text:p text:style-name="P6">2=<text:span text:style-name="T14">d</text:span></text:p>
      <text:p text:style-name="P6">3=<text:span text:style-name="T14">cab</text:span></text:p>
      <text:p text:style-name="P6">4=<text:span text:style-name="T14">false</text:span></text:p>
      <text:p text:style-name="P6">5=<text:span text:style-name="T14">false</text:span></text:p>
      <text:p text:style-name="P6">6=<text:span text:style-name="T14">true</text:span></text:p>
      <text:p text:style-name="P6">7=<text:span text:style-name="T15">b</text:span></text:p>
      <text:p text:style-name="P6">8=<text:span text:style-name="T15">a</text:span></text:p>
      <text:p text:style-name="P6">9=<text:span text:style-name="T15">b</text:span></text:p>
      <text:p text:style-name="P6">10=<text:span text:style-name="T16">d</text:span></text:p>
      <text:p text:style-name="P6">11=<text:span text:style-name="T17">cab</text:span></text:p>
      <text:p text:style-name="P6">12=<text:span text:style-name="T20">true</text:span></text:p>
      <text:p text:style-name="P6">13=<text:span text:style-name="T49">true</text:span></text:p>
      <text:p text:style-name="P6">14=<text:span text:style-name="T18">false</text:span></text:p>
      <text:p text:style-name="P6">15=<text:span text:style-name="T18">true</text:span></text:p>
      <text:p text:style-name="P6">16=<text:span text:style-name="T18">false</text:span></text:p>
      <text:p text:style-name="P6">17=<text:span text:style-name="T35">b</text:span></text:p>
      <text:p text:style-name="P10">18=<text:span text:style-name="T78">bdaec</text:span></text:p>
      <text:p text:style-name="P6">19=<text:span text:style-name="T19">acb</text:span></text:p>
      <text:p text:style-name="P6">20=<text:span text:style-name="T19">a</text:span></text:p>
      <text:p text:style-name="P6"/>
      <text:p text:style-name="P6"/>
      <text:h text:style-name="Heading_20_1" text:outline-level="1">Knowledge check Nr<text:span text:style-name="T21">7</text:span></text:h>
      <text:p text:style-name="P7">1=<text:span text:style-name="T21">d</text:span></text:p>
      <text:p text:style-name="P7">2=<text:span text:style-name="T21">b</text:span></text:p>
      <text:p text:style-name="P7">3=<text:span text:style-name="T21">c</text:span></text:p>
      <text:p text:style-name="P7">4=<text:span text:style-name="T39">a</text:span></text:p>
      <text:p text:style-name="P7">5=<text:span text:style-name="T21">c</text:span></text:p>
      <text:p text:style-name="P7">6=<text:span text:style-name="T21">c</text:span></text:p>
      <text:p text:style-name="P7">7=<text:span text:style-name="T21">b</text:span></text:p>
      <text:p text:style-name="P7">8=<text:span text:style-name="T21">d</text:span></text:p>
      <text:p text:style-name="P7">9=<text:span text:style-name="T21">a</text:span></text:p>
      <text:p text:style-name="P7">10=<text:span text:style-name="T21">adbc</text:span></text:p>
      <text:p text:style-name="P7">11=<text:span text:style-name="T22">c</text:span></text:p>
      <text:p text:style-name="P7">12=<text:span text:style-name="T22">a</text:span></text:p>
      <text:p text:style-name="P7">13=<text:span text:style-name="T22">a</text:span></text:p>
      <text:p text:style-name="P7">14=<text:span text:style-name="T22">a</text:span></text:p>
      <text:p text:style-name="P7">15=<text:span text:style-name="T23">d</text:span></text:p>
      <text:p text:style-name="P7">16=<text:span text:style-name="T35">true</text:span></text:p>
      <text:p text:style-name="P7">17=<text:span text:style-name="T35">false</text:span></text:p>
      <text:p text:style-name="P7">18=<text:span text:style-name="T23">true</text:span></text:p>
      <text:p text:style-name="P7">19=<text:span text:style-name="T35">true</text:span></text:p>
      <text:p text:style-name="P7">20=<text:span text:style-name="T35">false</text:span></text:p>
      <text:p text:style-name="P7"/>
      <text:p text:style-name="P7"/>
      <text:h text:style-name="Heading_20_1" text:outline-level="1">Knowledge check Nr<text:span text:style-name="T24">8</text:span></text:h>
      <text:p text:style-name="P8">1=<text:span text:style-name="T81">b</text:span></text:p>
      <text:p text:style-name="P8">2=<text:span text:style-name="T84">d</text:span></text:p>
      <text:p text:style-name="P8">3=<text:span text:style-name="T25">KETNV</text:span></text:p>
      <text:p text:style-name="P8">4=<text:span text:style-name="T25">false</text:span></text:p>
      <text:p text:style-name="P8">5=<text:span text:style-name="T25">false</text:span></text:p>
      <text:p text:style-name="P8">6=<text:span text:style-name="T26">true</text:span></text:p>
      <text:p text:style-name="P8">7=<text:span text:style-name="T26">true</text:span></text:p>
      <text:p text:style-name="P8">8=<text:span text:style-name="T26">a</text:span></text:p>
      <text:p text:style-name="P8">9=<text:span text:style-name="T26">c</text:span></text:p>
      <text:p text:style-name="P8">10=<text:span text:style-name="T26">b</text:span></text:p>
      <text:p text:style-name="P8">11=<text:span text:style-name="T26">c</text:span></text:p>
      <text:p text:style-name="P8">12=<text:span text:style-name="T27">d</text:span></text:p>
      <text:p text:style-name="P8">13=<text:span text:style-name="T27">cdab</text:span></text:p>
      <text:p text:style-name="P8">14=<text:span text:style-name="T28">false</text:span></text:p>
      <text:p text:style-name="P8">15=<text:span text:style-name="T28">true</text:span></text:p>
      <text:p text:style-name="P8">16=<text:span text:style-name="T28">false</text:span></text:p>
      <text:p text:style-name="P8">17=<text:span text:style-name="T35">false</text:span></text:p>
      <text:p text:style-name="P8">18=<text:span text:style-name="T29">b</text:span></text:p>
      <text:p text:style-name="P8">19=<text:span text:style-name="T29">a</text:span></text:p>
      <text:p text:style-name="P8">20=<text:span text:style-name="T29">b</text:span></text:p>
      <text:p text:style-name="P8"/>
      <text:p text:style-name="P8"/>
      <text:p text:style-name="P8"/>
      <text:h text:style-name="Heading_20_1" text:outline-level="1">Knowledge check Nr<text:span text:style-name="T30">9</text:span></text:h>
      <text:p text:style-name="P9">1=<text:span text:style-name="T30">dacb</text:span></text:p>
      <text:p text:style-name="P9">2=<text:span text:style-name="T30">false</text:span></text:p>
      <text:p text:style-name="P9">3=<text:span text:style-name="T99">true</text:span></text:p>
      <text:p text:style-name="P9">4=<text:span text:style-name="T30">false</text:span></text:p>
      <text:p text:style-name="P9">5=<text:span text:style-name="T30">false</text:span></text:p>
      <text:p text:style-name="P9">6=<text:span text:style-name="T30">true</text:span></text:p>
      <text:p text:style-name="P9">7=<text:span text:style-name="T30">a</text:span></text:p>
      <text:p text:style-name="P9">8=<text:span text:style-name="T30">b</text:span></text:p>
      <text:p text:style-name="P9">9=<text:span text:style-name="T31">d</text:span></text:p>
      <text:p text:style-name="P9">10=<text:span text:style-name="T30">a</text:span></text:p>
      <text:p text:style-name="P9">11=<text:span text:style-name="T32">bcead</text:span></text:p>
      <text:p text:style-name="P9">12=<text:span text:style-name="T32">false</text:span></text:p>
      <text:p text:style-name="P9">13=<text:span text:style-name="T32">false</text:span></text:p>
      <text:p text:style-name="P9">14=<text:span text:style-name="T32">false</text:span></text:p>
      <text:p text:style-name="P9">15=<text:span text:style-name="T33">true</text:span></text:p>
      <text:p text:style-name="P9">16=<text:span text:style-name="T32">true</text:span></text:p>
      <text:p text:style-name="P9">17=<text:span text:style-name="T86">b</text:span></text:p>
      <text:p text:style-name="P9">18=<text:span text:style-name="T33">a</text:span></text:p>
      <text:p text:style-name="P9">19=<text:span text:style-name="T43">d</text:span></text:p>
      <text:p text:style-name="P9">20=<text:span text:style-name="T44">a</text:span></text:p>
      <text:h text:style-name="P20" text:outline-level="1">Knowledge check Nr<text:span text:style-name="T40">10</text:span></text:h>
      <text:p text:style-name="P18">1=abd</text:p>
      <text:p text:style-name="P18">2=b</text:p>
      <text:p text:style-name="P18">3=false</text:p>
      <text:p text:style-name="P18">4=true</text:p>
      <text:p text:style-name="P18">5=false</text:p>
      <text:p text:style-name="P18">6=true</text:p>
      <text:p text:style-name="P18">7=c</text:p>
      <text:p text:style-name="P18">8=a</text:p>
      <text:p text:style-name="P18">9=acd</text:p>
      <text:p text:style-name="P18">10=d</text:p>
      <text:p text:style-name="P18">11=a</text:p>
      <text:p text:style-name="P18">12=c</text:p>
      <text:p text:style-name="P18">13=d</text:p>
      <text:p text:style-name="P18">14=b</text:p>
      <text:p text:style-name="P18">15=b</text:p>
      <text:p text:style-name="P18">16=a</text:p>
      <text:p text:style-name="P18">17=c</text:p>
      <text:p text:style-name="P18">18=b</text:p>
      <text:p text:style-name="P18">19=c</text:p>
      <text:p text:style-name="P18">20=d</text:p>
      <text:h text:style-name="P21" text:outline-level="1">Final Knowledge check</text:h>
      <text:p text:style-name="P11">1=<text:span text:style-name="T96">null</text:span></text:p>
      <text:p text:style-name="P11">2=<text:span text:style-name="T50">a</text:span></text:p>
      <text:p text:style-name="P11">3=<text:span text:style-name="T73">d</text:span></text:p>
      <text:p text:style-name="P11">4=<text:span text:style-name="T51">c</text:span></text:p>
      <text:p text:style-name="P11">5=<text:span text:style-name="T51">a</text:span></text:p>
      <text:p text:style-name="P11">6=<text:span text:style-name="T51">d</text:span></text:p>
      <text:p text:style-name="P11">7=<text:span text:style-name="T52">c</text:span></text:p>
      <text:p text:style-name="P11">8=<text:span text:style-name="T74">a</text:span></text:p>
      <text:p text:style-name="P11">9=<text:span text:style-name="T52">a</text:span></text:p>
      <text:p text:style-name="P11">10=<text:span text:style-name="T79">a</text:span></text:p>
      <text:p text:style-name="P11">11=<text:span text:style-name="T52">b</text:span></text:p>
      <text:p text:style-name="P11">12=<text:span text:style-name="T52">b</text:span></text:p>
      <text:p text:style-name="P11">13=<text:span text:style-name="T53">a</text:span></text:p>
      <text:p text:style-name="P11">14=<text:span text:style-name="T53">a</text:span></text:p>
      <text:p text:style-name="P11">15=<text:span text:style-name="T54">c</text:span></text:p>
      <text:p text:style-name="P11">16=<text:span text:style-name="T54">a</text:span></text:p>
      <text:p text:style-name="P11">17=<text:span text:style-name="T55">c</text:span></text:p>
      <text:p text:style-name="P11">18=<text:span text:style-name="T55">false</text:span></text:p>
      <text:p text:style-name="P11">19=<text:span text:style-name="T56">true</text:span></text:p>
      <text:p text:style-name="P12">20=<text:span text:style-name="T56">false</text:span></text:p>
      <text:p text:style-name="P11">21=<text:span text:style-name="T80">c</text:span></text:p>
      <text:p text:style-name="P11">22=<text:span text:style-name="T56">c</text:span></text:p>
      <text:p text:style-name="P11">23=<text:span text:style-name="T56">b</text:span></text:p>
      <text:p text:style-name="P11">24=<text:span text:style-name="T56">c</text:span></text:p>
      <text:p text:style-name="P11">25=<text:span text:style-name="T57">c</text:span></text:p>
      <text:p text:style-name="P11">26=<text:span text:style-name="T58">a</text:span></text:p>
      <text:p text:style-name="P11">27=<text:span text:style-name="T58">c</text:span></text:p>
      <text:p text:style-name="P11">28=<text:span text:style-name="T59">a</text:span></text:p>
      <text:p text:style-name="P11">29=<text:span text:style-name="T59">b</text:span></text:p>
      <text:p text:style-name="P11">30=<text:span text:style-name="T60">b</text:span></text:p>
      <text:p text:style-name="P11">31=<text:span text:style-name="T61">d</text:span></text:p>
      <text:p text:style-name="P11">32=<text:span text:style-name="T61">d</text:span></text:p>
      <text:p text:style-name="P11">33=<text:span text:style-name="T62">b</text:span></text:p>
      <text:p text:style-name="P11">34=<text:span text:style-name="T62">a</text:span></text:p>
      <text:p text:style-name="P11">35=<text:span text:style-name="T63">cab</text:span></text:p>
      <text:p text:style-name="P11">36=<text:span text:style-name="T63">acb</text:span></text:p>
      <text:p text:style-name="P11">37=<text:span text:style-name="T64">d</text:span></text:p>
      <text:p text:style-name="P11">38=<text:span text:style-name="T64">c</text:span></text:p>
      <text:p text:style-name="P11">39=<text:span text:style-name="T64">c</text:span></text:p>
      <text:p text:style-name="P11">40=<text:span text:style-name="T65">a</text:span></text:p>
      <text:p text:style-name="P11">41=<text:span text:style-name="T66">true</text:span></text:p>
      <text:p text:style-name="P11">42=<text:span text:style-name="T66">true</text:span></text:p>
      <text:p text:style-name="P11">43=<text:span text:style-name="T82">b</text:span></text:p>
      <text:p text:style-name="P11">44=<text:span text:style-name="T67">d</text:span></text:p>
      <text:p text:style-name="P11">45=<text:span text:style-name="T68">c</text:span></text:p>
      <text:p text:style-name="P13">46=<text:span text:style-name="T27">cdab</text:span></text:p>
      <text:p text:style-name="P11">47=<text:span text:style-name="T69">b</text:span></text:p>
      <text:p text:style-name="P11">48=<text:span text:style-name="T69">a</text:span></text:p>
      <text:p text:style-name="P14">49=<text:span text:style-name="T30">dacb</text:span></text:p>
      <text:p text:style-name="P11">50=<text:span text:style-name="T70">d</text:span></text:p>
      <text:p text:style-name="P11">51=<text:span text:style-name="T70">a</text:span></text:p>
      <text:p text:style-name="P11">52=<text:span text:style-name="T71">a</text:span></text:p>
      <text:p text:style-name="P11">53=<text:span text:style-name="T71">d</text:span></text:p>
      <text:p text:style-name="P11">54=<text:span text:style-name="T71">a</text:span></text:p>
      <text:p text:style-name="P11">55=<text:span text:style-name="T72">a</text:span></text:p>
      <text:p text:style-name="P11">56=<text:span text:style-name="T72">b</text:span></text:p>
      <text:p text:style-name="P11">57=<text:span text:style-name="T72">b</text:span></text:p>
      <text:p text:style-name="P11">58=<text:span text:style-name="T75">c</text:span></text:p>
      <text:p text:style-name="P11">59=<text:span text:style-name="T75">abd</text:span></text:p>
      <text:p text:style-name="P11">60=<text:span text:style-name="T95">null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28T12:55:20.752414247</dc:date>
    <meta:generator>LibreOffice/5.2.2.2$Linux_X86_64 LibreOffice_project/20m0$Build-2</meta:generator>
    <meta:editing-duration>PT18H25M52S</meta:editing-duration>
    <meta:editing-cycles>129</meta:editing-cycles>
    <dc:creator>Valdis Vītoliņš</dc:creator>
    <meta:document-statistic meta:table-count="0" meta:image-count="0" meta:object-count="0" meta:page-count="1" meta:paragraph-count="271" meta:word-count="293" meta:character-count="1527" meta:non-whitespace-character-count="1505"/>
  </office:meta>
</office:document-meta>
</file>